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pTagLifecycle.fireSkipBod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pTagLifecycle.addNestedText( String theNested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ectBodyEvaluatedInterceptor.ExpectBodyEvaluatedInterceptor( int theNumIter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ceptor.evalBody( int theIteration , BodyContent the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spTagLifecycle.expectBodyEvalu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TagInterceptor.NestedTagInterceptor( JspTagLifecycle theLifecyc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ectScopedVariableExposedInterceptor.evalBody( int theIteration , BodyContent the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TagLifecycle.addInterceptor( Interceptor theIntercept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pTagLifecycle.expectScopedVariableExposed( String theName , Object [ ] theExpected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pTagLifecycle.invok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spTagLifecycle.fireEvalBody( int theIteration , BodyContent theBod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terceptor.skip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pectBodySkippedInterceptor.evalBody( int theIteration , BodyContent the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TagInterceptor.evalBody( int theIteration , BodyContent theBod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ectBodyEvaluatedInterceptor.skipBod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pTagLifecycle.invokeInternal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NestedTextInterceptor.NestedTextInterceptor( String the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ectBodyEvaluatedInterceptor.evalBody( int theIteration , BodyContent the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spTagLifecycle.JspTagLifecycle( PageContext thePageContext , Tag theTa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spTagLifecycle.expectBodySki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ectScopedVariableExposedInterceptor.ExpectScopedVariableExposedInterceptor( String theName , Object [ ] theExpectedValues , int the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pTagLifecycle.expectBodyEvaluated( int theNumIter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estedTextInterceptor.evalBody( int theIteration , BodyContent theBod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spTagLifecycle.addNestedTag( Tag theNestedT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spTagLifecycle.expectScopedVariableExposed( String theName , Object [ ] theExpectedValues , int theScop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